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5.008cm"/>
    </style:style>
    <style:style style:name="co7" style:family="table-column">
      <style:table-column-properties fo:break-before="auto" style:column-width="4.071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12.393cm"/>
    </style:style>
    <style:style style:name="co10" style:family="table-column">
      <style:table-column-properties fo:break-before="auto" style:column-width="3.216cm"/>
    </style:style>
    <style:style style:name="co11" style:family="table-column">
      <style:table-column-properties fo:break-before="auto" style:column-width="5.311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3.946cm"/>
    </style:style>
    <style:style style:name="co14" style:family="table-column">
      <style:table-column-properties fo:break-before="auto" style:column-width="6.188cm"/>
    </style:style>
    <style:style style:name="co15" style:family="table-column">
      <style:table-column-properties fo:break-before="auto" style:column-width="10.137cm"/>
    </style:style>
    <style:style style:name="co16" style:family="table-column">
      <style:table-column-properties fo:break-before="auto" style:column-width="2.066cm"/>
    </style:style>
    <style:style style:name="co17" style:family="table-column">
      <style:table-column-properties fo:break-before="auto" style:column-width="3.097cm"/>
    </style:style>
    <style:style style:name="co18" style:family="table-column">
      <style:table-column-properties fo:break-before="auto" style:column-width="2.861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6.197cm"/>
    </style:style>
    <style:style style:name="co21" style:family="table-column">
      <style:table-column-properties fo:break-before="auto" style:column-width="5.517cm"/>
    </style:style>
    <style:style style:name="co22" style:family="table-column">
      <style:table-column-properties fo:break-before="auto" style:column-width="8.705cm"/>
    </style:style>
    <style:style style:name="co23" style:family="table-column">
      <style:table-column-properties fo:break-before="auto" style:column-width="7.11cm"/>
    </style:style>
    <style:style style:name="co24" style:family="table-column">
      <style:table-column-properties fo:break-before="auto" style:column-width="3.51cm"/>
    </style:style>
    <style:style style:name="co25" style:family="table-column">
      <style:table-column-properties fo:break-before="auto" style:column-width="2.979cm"/>
    </style:style>
    <style:style style:name="co26" style:family="table-column">
      <style:table-column-properties fo:break-before="auto" style:column-width="1.623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3.865cm"/>
    </style:style>
    <style:style style:name="co30" style:family="table-column">
      <style:table-column-properties fo:break-before="auto" style:column-width="2.921cm"/>
    </style:style>
    <style:style style:name="co31" style:family="table-column">
      <style:table-column-properties fo:break-before="auto" style:column-width="6.727cm"/>
    </style:style>
    <style:style style:name="co32" style:family="table-column">
      <style:table-column-properties fo:break-before="auto" style:column-width="7.583cm"/>
    </style:style>
    <style:style style:name="co33" style:family="table-column">
      <style:table-column-properties fo:break-before="auto" style:column-width="7.198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744cm" fo:break-before="auto" style:use-optimal-row-height="false"/>
    </style:style>
    <style:style style:name="ro3" style:family="table-row">
      <style:table-row-properties style:row-height="1.889cm" fo:break-before="auto" style:use-optimal-row-height="false"/>
    </style:style>
    <style:style style:name="ro4" style:family="table-row">
      <style:table-row-properties style:row-height="0.654cm" fo:break-before="auto" style:use-optimal-row-height="false"/>
    </style:style>
    <style:style style:name="ro5" style:family="table-row">
      <style:table-row-properties style:row-height="1.087cm" fo:break-before="auto" style:use-optimal-row-height="false"/>
    </style:style>
    <style:style style:name="ro6" style:family="table-row">
      <style:table-row-properties style:row-height="0.949cm" fo:break-before="auto" style:use-optimal-row-height="false"/>
    </style:style>
    <style:style style:name="ro7" style:family="table-row">
      <style:table-row-properties style:row-height="0.457cm" fo:break-before="auto" style:use-optimal-row-height="true"/>
    </style:style>
    <style:style style:name="ro8" style:family="table-row">
      <style:table-row-properties style:row-height="0.859cm" fo:break-before="auto" style:use-optimal-row-height="true"/>
    </style:style>
    <style:style style:name="ro9" style:family="table-row">
      <style:table-row-properties style:row-height="1.259cm" fo:break-before="auto" style:use-optimal-row-height="true"/>
    </style:style>
    <style:style style:name="ro10" style:family="table-row">
      <style:table-row-properties style:row-height="1.03cm" fo:break-before="auto" style:use-optimal-row-height="false"/>
    </style:style>
    <style:style style:name="ro11" style:family="table-row">
      <style:table-row-properties style:row-height="1.344cm" fo:break-before="auto" style:use-optimal-row-height="false"/>
    </style:style>
    <style:style style:name="ro12" style:family="table-row">
      <style:table-row-properties style:row-height="1.431cm" fo:break-before="auto" style:use-optimal-row-height="false"/>
    </style:style>
    <style:style style:name="ro13" style:family="table-row">
      <style:table-row-properties style:row-height="1.201cm" fo:break-before="auto" style:use-optimal-row-height="false"/>
    </style:style>
    <style:style style:name="ro14" style:family="table-row">
      <style:table-row-properties style:row-height="1.288cm" fo:break-before="auto" style:use-optimal-row-height="false"/>
    </style:style>
    <style:style style:name="ro15" style:family="table-row">
      <style:table-row-properties style:row-height="0.434cm" fo:break-before="auto" style:use-optimal-row-height="true"/>
    </style:style>
    <style:style style:name="ro16" style:family="table-row">
      <style:table-row-properties style:row-height="0.824cm" fo:break-before="auto" style:use-optimal-row-height="true"/>
    </style:style>
    <style:style style:name="ro17" style:family="table-row">
      <style:table-row-properties style:row-height="0.972cm" fo:break-before="auto" style:use-optimal-row-height="true"/>
    </style:style>
    <style:style style:name="ro18" style:family="table-row">
      <style:table-row-properties style:row-height="2.605cm" fo:break-before="auto" style:use-optimal-row-height="false"/>
    </style:style>
    <style:style style:name="ro19" style:family="table-row">
      <style:table-row-properties style:row-height="2.06cm" fo:break-before="auto" style:use-optimal-row-height="true"/>
    </style:style>
    <style:style style:name="ro20" style:family="table-row">
      <style:table-row-properties style:row-height="2.69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1.214cm" fo:break-before="auto" style:use-optimal-row-height="true"/>
    </style:style>
    <style:style style:name="ro23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37">
      <style:table-cell-properties fo:wrap-option="wrap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2"/>
    <style:style style:name="ce1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20_Built-in_20_Normal">
      <style:table-cell-properties fo:wrap-option="wrap"/>
    </style:style>
    <style:style style:name="ce3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style="solid"/>
    </style:style>
  </office:automatic-styles>
  <office:body>
    <office:spreadsheet>
      <table:content-validations>
        <table:content-validation table:name="val1" table:condition="of:cell-content-is-in-list(#nom ?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5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5" table:default-cell-style-name="ce5"/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4">
          <table:table-cell table:style-name="ce2" office:value-type="string">
            <text:p>Status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Accepted</text:p>
          </table:table-cell>
          <table:table-cell table:style-name="ce2" office:value-type="string">
            <text:p>Deadline Call For Paper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mai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Website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" table:number-columns-repeated="2"/>
          <table:table-cell table:number-columns-repeated="4"/>
          <table:table-cell table:style-name="ce4" table:number-columns-repeated="1015"/>
        </table:table-row>
        <table:table-row table:style-name="ro5">
          <table:table-cell office:value-type="float" office:value="-1">
            <text:p>-1</text:p>
          </table:table-cell>
          <table:table-cell table:number-columns-repeated="2"/>
          <table:table-cell table:style-name="ce6" office:value-type="string">
            <text:p>05/05/17 : Symposiums ; 31/05/2017 : Abstracts</text:p>
          </table:table-cell>
          <table:table-cell table:style-name="ce3"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table:style-name="ce7" office:value-type="date" office:date-value="2017-04-15">
            <text:p>15/04/17</text:p>
          </table:table-cell>
          <table:table-cell table:style-name="ce3"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table:style-name="ce6" office:value-type="string">
            <text:p>31/04/2017</text:p>
          </table:table-cell>
          <table:table-cell table:style-name="ce3"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table:style-name="ce7" office:value-type="date" office:date-value="2017-04-22">
            <text:p>22/04/17</text:p>
          </table:table-cell>
          <table:table-cell table:style-name="ce3"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3-10">
            <text:p>10/03/17</text:p>
          </table:table-cell>
          <table:table-cell table:style-name="ce3"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6-12-20">
            <text:p>20/12/16</text:p>
          </table:table-cell>
          <table:table-cell table:style-name="ce3"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6-12-01">
            <text:p>01/12/16</text:p>
          </table:table-cell>
          <table:table-cell table:style-name="ce3"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1-30">
            <text:p>30/01/17</text:p>
          </table:table-cell>
          <table:table-cell table:style-name="ce3"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 table:number-columns-repeated="2"/>
          <table:table-cell table:style-name="ce8" office:value-type="date" office:date-value="2016-11-30">
            <text:p>30/11/16</text:p>
          </table:table-cell>
          <table:table-cell office:value-type="string">
            <text:p>EWGT 2017</text:p>
          </table:table-cell>
          <table:table-cell table:style-name="ce5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2" table:number-columns-repeated="3"/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Saso2016</text:p>
          </table:table-cell>
          <table:table-cell office:value-type="string">
            <text:p>Computer Science</text:p>
          </table:table-cell>
          <table:table-cell table:style-name="ce2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date" office:date-value="2016-04-16">
            <text:p>16/04/16</text:p>
          </table:table-cell>
          <table:table-cell office:value-type="string">
            <text:p>CSDM 2016</text:p>
          </table:table-cell>
          <table:table-cell table:style-name="ce5" office:value-type="string">
            <text:p>Industrial CS</text:p>
          </table:table-cell>
          <table:table-cell table:style-name="ce5" office:value-type="string">
            <text:p>4-7 December 2016</text:p>
          </table:table-cell>
          <table:table-cell table:style-name="ce5" office:value-type="string">
            <text:p>Paris</text:p>
          </table:table-cell>
          <table:table-cell table:style-name="ce5" office:value-type="string">
            <text:p>http://www.2016.csdm.fr/</text:p>
          </table:table-cell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date" office:date-value="2016-05-15">
            <text:p>15/05/16</text:p>
          </table:table-cell>
          <table:table-cell office:value-type="string">
            <text:p>CCS 2016</text:p>
          </table:table-cell>
          <table:table-cell table:style-name="ce5" office:value-type="string">
            <text:p>Complex Systems</text:p>
          </table:table-cell>
          <table:table-cell table:style-name="ce5"/>
          <table:table-cell table:style-name="ce5" office:value-type="string">
            <text:p>Amsterdam</text:p>
          </table:table-cell>
          <table:table-cell table:style-name="ce5" office:value-type="string">
            <text:p>http://www.ccs2016.org/</text:p>
          </table:table-cell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table:style-name="ce5" office:value-type="string">
            <text:p>Computational Social Science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 office:value-type="string">
            <text:p>?</text:p>
          </table:table-cell>
          <table:table-cell table:style-name="ce5" office:value-type="float" office:value="0">
            <text:p>0</text:p>
          </table:table-cell>
          <table:table-cell office:value-type="date" office:date-value="2016-10-22">
            <text:p>22/10/16</text:p>
          </table:table-cell>
          <table:table-cell office:value-type="string">
            <text:p>AAG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March 2016</text:p>
          </table:table-cell>
          <table:table-cell table:style-name="ce5" office:value-type="string">
            <text:p>San Francisco</text:p>
          </table:table-cell>
          <table:table-cell table:style-name="ce5"/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<text:span text:style-name="T3">20/01/2016</text:span> 15/02/2016</text:p>
          </table:table-cell>
          <table:table-cell office:value-type="string">
            <text:p>EWGT 2016</text:p>
          </table:table-cell>
          <table:table-cell table:style-name="ce5" office:value-type="string">
            <text:p>Transportation Science</text:p>
          </table:table-cell>
          <table:table-cell table:style-name="ce5" office:value-type="string">
            <text:p>5-7 September 2016</text:p>
          </table:table-cell>
          <table:table-cell table:style-name="ce5" office:value-type="string">
            <text:p>Istanbul</text:p>
          </table:table-cell>
          <table:table-cell table:style-name="ce5" office:value-type="string">
            <text:p>http://ewgt2016.itu.edu.t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-1">
            <text:p>-1</text:p>
          </table:table-cell>
          <table:table-cell table:style-name="ce5"/>
          <table:table-cell office:value-type="string">
            <text:p>JIG 2016</text:p>
          </table:table-cell>
          <table:table-cell table:style-name="ce5" office:value-type="string">
            <text:p>Geography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number-columns-repeated="3" table:style-name="ce5" office:value-type="float" office:value="1">
            <text:p>1</text:p>
          </table:table-cell>
          <table:table-cell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table:style-name="ce5" office:value-type="string">
            <text:p>Interdicsiplinary</text:p>
          </table:table-cell>
          <table:table-cell table:style-name="ce5" office:value-type="string">
            <text:p>17-23 January 2016</text:p>
          </table:table-cell>
          <table:table-cell table:style-name="ce5" office:value-type="string">
            <text:p>Megeve</text:p>
          </table:table-cell>
          <table:table-cell table:style-name="ce5" office:value-type="string">
            <text:p>http://rochebrune2016.f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table:style-name="ce5" office:value-type="string">
            <text:p>Complex Systems</text:p>
          </table:table-cell>
          <table:table-cell table:style-name="ce5" table:number-columns-repeated="2"/>
          <table:table-cell table:style-name="ce5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date" office:date-value="2016-01-31">
            <text:p>31/01/16</text:p>
          </table:table-cell>
          <table:table-cell office:value-type="string">
            <text:p>RGS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31aug-4 sept 2016</text:p>
          </table:table-cell>
          <table:table-cell table:style-name="ce5" office:value-type="string">
            <text:p>London</text:p>
          </table:table-cell>
          <table:table-cell table:style-name="ce5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2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7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table:number-columns-repeated="1019"/>
        </table:table-row>
        <table:table-row table:style-name="ro1">
          <table:table-cell table:style-name="ce11" table:number-columns-repeated="1024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August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June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September 2017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12">
          <table:table-cell/>
          <table:table-cell table:style-name="ce13" office:value-type="string">
            <text:p>June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July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13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14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2" table:default-cell-style-name="ce15"/>
        <table:table-column table:style-name="co15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14" office:value-type="string">
            <text:p>Domain</text:p>
          </table:table-cell>
          <table:table-cell table:style-name="ce14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5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15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16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15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15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15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15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1">
          <table:table-cell table:number-columns-repeated="4"/>
        </table:table-row>
        <table:table-row table:style-name="ro15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</table:table-row>
        <table:table-row table:style-name="ro15" table:number-rows-repeated="7">
          <table:table-cell table:number-columns-repeated="4"/>
        </table:table-row>
        <table:table-row table:style-name="ro15">
          <table:table-cell table:number-columns-repeated="4"/>
        </table:table-row>
      </table:table>
      <table:table table:name="Publications" table:style-name="ta1" table:print="false">
        <table:table-column table:style-name="co16" table:default-cell-style-name="ce1"/>
        <table:table-column table:style-name="co2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4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" table:number-columns-repeated="1013" table:default-cell-style-name="ce1"/>
        <table:table-row table:style-name="ro1">
          <table:table-cell table:number-columns-repeated="1024"/>
        </table:table-row>
        <table:table-row table:style-name="ro17">
          <table:table-cell table:style-name="ce16" office:value-type="string">
            <text:p>Type</text:p>
          </table:table-cell>
          <table:table-cell table:style-name="ce16" office:value-type="string">
            <text:p>Auteurs</text:p>
          </table:table-cell>
          <table:table-cell table:style-name="ce20" office:value-type="string">
            <text:p>Titre</text:p>
          </table:table-cell>
          <table:table-cell table:style-name="ce16" office:value-type="string">
            <text:p>Editeur</text:p>
          </table:table-cell>
          <table:table-cell table:style-name="ce16" office:value-type="string">
            <text:p>Revue</text:p>
          </table:table-cell>
          <table:table-cell table:style-name="ce16" office:value-type="string">
            <office:annotation draw:style-name="gr1" draw:text-style-name="P1" svg:width="2.004cm" svg:height="1.966cm" svg:x="2.894cm" svg:y="0.437cm" draw:caption-point-x="13.481cm" draw:caption-point-y="-0.009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22" office:value-type="string">
            <text:p>année</text:p>
          </table:table-cell>
          <table:table-cell table:style-name="ce20" office:value-type="string">
            <text:p>titre de l'ouvrage</text:p>
          </table:table-cell>
          <table:table-cell table:style-name="ce16" office:value-type="string">
            <text:p>Nom colloque</text:p>
          </table:table-cell>
          <table:table-cell table:style-name="ce20" office:value-type="string">
            <text:p>Lieu colloque</text:p>
          </table:table-cell>
          <table:table-cell table:style-name="ce25" office:value-type="string">
            <text:p>Dates</text:p>
          </table:table-cell>
          <table:table-cell table:style-name="ce16" office:value-type="string">
            <text:p>notes</text:p>
          </table:table-cell>
          <table:table-cell table:style-name="ce27" office:value-type="string">
            <text:p>URLsass</text:p>
          </table:table-cell>
          <table:table-cell table:style-name="ce29" office:value-type="string">
            <text:p>DOI</text:p>
          </table:table-cell>
          <table:table-cell table:style-name="ce29" office:value-type="string">
            <text:p>HAL</text:p>
          </table:table-cell>
          <table:table-cell table:style-name="ce29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8">
          <table:table-cell table:style-name="ce17" table:content-validation-name="val1" office:value-type="string">
            <text:p>communication avec actes à un congrès international</text:p>
          </table:table-cell>
          <table:table-cell table:style-name="ce18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18" office:value-type="string">
            <text:p>Bari, <text:s/>Plurimondi. An International Forum for Research and Debate on Human Settlements, Polytecnica di Bari.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Vol. 7, n°15</text:p>
          </table:table-cell>
          <table:table-cell table:style-name="ce23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18" office:value-type="string">
            <text:p>ECTQG 2015</text:p>
          </table:table-cell>
          <table:table-cell table:style-name="ce18" office:value-type="string">
            <text:p>Bari, Italie</text:p>
          </table:table-cell>
          <table:table-cell table:style-name="ce26" office:value-type="string">
            <text:p>06-10/09/2015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30" office:value-type="string">
            <text:p>-</text:p>
          </table:table-cell>
          <table:table-cell table:style-name="Default" table:number-columns-repeated="1010"/>
        </table:table-row>
        <table:table-row table:style-name="ro19">
          <table:table-cell table:style-name="ce17" table:content-validation-name="val1" office:value-type="string">
            <text:p>communication avec actes à un congrès international</text:p>
          </table:table-cell>
          <table:table-cell table:style-name="ce18" office:value-type="string">
            <text:p>RAIMBAULT, J.</text:p>
          </table:table-cell>
          <table:table-cell table:style-name="ce21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18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23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18" office:value-type="string">
            <text:p>CSD&amp;M 2014</text:p>
          </table:table-cell>
          <table:table-cell table:style-name="ce18" office:value-type="string">
            <text:p>Paris, France</text:p>
          </table:table-cell>
          <table:table-cell table:style-name="ce26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28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20">
          <table:table-cell table:style-name="ce17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18" office:value-type="string">
            <text:p>Université du Havre, M. A. Aziz-Alaoui, C. Bertelle, X. Z. Liu, D. Olivier Eds.</text:p>
          </table:table-cell>
          <table:table-cell table:style-name="ce18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23" office:value-type="float" office:value="2014">
            <text:p>2014</text:p>
          </table:table-cell>
          <table:table-cell table:style-name="ce24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18" office:value-type="string">
            <text:p>Le Havre, France</text:p>
          </table:table-cell>
          <table:table-cell table:style-name="ce26" office:value-type="string">
            <text:p>21-26/06/2014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http://doursat.free.fr/docs/Raimbault_Banos_Doursat_2014_urbmorph_ICCSA.pdf</text:p>
          </table:table-cell>
          <table:table-cell table:style-name="ce30" office:value-type="string">
            <text:p>-</text:p>
          </table:table-cell>
          <table:table-cell table:number-columns-repeated="1010"/>
        </table:table-row>
        <table:table-row table:style-name="ro20" table:number-rows-repeated="104856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Communications" table:style-name="ta1" table:print="false"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21">
          <table:table-cell table:style-name="ce16" office:value-type="string">
            <text:p>Type</text:p>
          </table:table-cell>
          <table:table-cell table:style-name="ce16" office:value-type="string">
            <text:p>Auteurs</text:p>
          </table:table-cell>
          <table:table-cell table:style-name="ce20" office:value-type="string">
            <text:p>Titre</text:p>
          </table:table-cell>
          <table:table-cell table:style-name="ce16" office:value-type="string">
            <text:p>Editeur</text:p>
          </table:table-cell>
          <table:table-cell table:style-name="ce16" office:value-type="string">
            <text:p>Revue</text:p>
          </table:table-cell>
          <table:table-cell table:style-name="ce16" office:value-type="string">
            <office:annotation draw:style-name="gr1" draw:text-style-name="P1" svg:width="2.004cm" svg:height="1.966cm" svg:x="20.4cm" svg:y="0.855cm" draw:caption-point-x="13.481cm" draw:caption-point-y="-0.009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22" office:value-type="string">
            <text:p>année</text:p>
          </table:table-cell>
          <table:table-cell table:style-name="ce20" office:value-type="string">
            <text:p>titre de l'ouvrage</text:p>
          </table:table-cell>
          <table:table-cell table:style-name="ce16" office:value-type="string">
            <text:p>Nom colloque</text:p>
          </table:table-cell>
          <table:table-cell table:style-name="ce20" office:value-type="string">
            <text:p>Lieu colloque</text:p>
          </table:table-cell>
          <table:table-cell table:style-name="ce25" office:value-type="string">
            <text:p>Dates</text:p>
          </table:table-cell>
          <table:table-cell table:style-name="ce16" office:value-type="string">
            <text:p>notes</text:p>
          </table:table-cell>
          <table:table-cell table:style-name="ce27" office:value-type="string">
            <text:p>URLsass</text:p>
          </table:table-cell>
          <table:table-cell table:style-name="ce29" office:value-type="string">
            <text:p>DOI</text:p>
          </table:table-cell>
          <table:table-cell table:style-name="ce29" office:value-type="string">
            <text:p>HAL</text:p>
          </table:table-cell>
          <table:table-cell table:style-name="ce29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6">
          <table:table-cell table:style-name="ce17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22">
          <table:table-cell table:style-name="ce17" table:content-validation-name="val1" office:value-type="string">
            <text:p>communication à un colloque</text:p>
          </table:table-cell>
          <table:table-cell table:style-name="ce18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18" office:value-type="string">
            <text:p>Bari, <text:s/>Plurimondi. An International Forum for Research and Debate on Human Settlements, Polytecnica di Bari.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Vol. 7, n°15</text:p>
          </table:table-cell>
          <table:table-cell table:style-name="ce23" office:value-type="float" office:value="2015">
            <text:p>2015</text:p>
          </table:table-cell>
          <table:table-cell table:style-name="ce24" office:value-type="string">
            <text:p>-</text:p>
          </table:table-cell>
          <table:table-cell table:style-name="ce18" office:value-type="string">
            <text:p>ECTQG 2015</text:p>
          </table:table-cell>
          <table:table-cell table:style-name="ce18" office:value-type="string">
            <text:p>Bari, Italie</text:p>
          </table:table-cell>
          <table:table-cell table:style-name="ce26" office:value-type="string">
            <text:p>06-10/09/2015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30" office:value-type="string">
            <text:p>-</text:p>
          </table:table-cell>
          <table:table-cell table:number-columns-repeated="2"/>
        </table:table-row>
        <table:table-row table:style-name="ro22">
          <table:table-cell table:style-name="ce17" table:content-validation-name="val1" office:value-type="string">
            <text:p>communication par affiche à un colloque</text:p>
          </table:table-cell>
          <table:table-cell table:style-name="ce18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18" office:value-type="string">
            <text:p>-</text:p>
          </table:table-cell>
          <table:table-cell table:style-name="ce23" office:value-type="float" office:value="2015">
            <text:p>2015</text:p>
          </table:table-cell>
          <table:table-cell table:style-name="ce24" office:value-type="string">
            <text:p>-</text:p>
          </table:table-cell>
          <table:table-cell table:style-name="ce18" office:value-type="string">
            <text:p>International Conference on Computational Social Science 2015</text:p>
          </table:table-cell>
          <table:table-cell table:style-name="ce18" office:value-type="string">
            <text:p>Helsinki, Finlande</text:p>
          </table:table-cell>
          <table:table-cell table:style-name="ce26" office:value-type="string">
            <text:p>07-13/06/2015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https://www.researchgate.net/publication/279530730_Hybrid_Modeling_of_a_Bike-Sharing_Transportation_System</text:p>
          </table:table-cell>
          <table:table-cell table:style-name="ce30" office:value-type="string">
            <text:p>-</text:p>
          </table:table-cell>
          <table:table-cell table:number-columns-repeated="2"/>
        </table:table-row>
        <table:table-row table:style-name="ro23">
          <table:table-cell table:style-name="ce17" table:content-validation-name="val1" office:value-type="string">
            <text:p>communication par affiche à un colloque</text:p>
          </table:table-cell>
          <table:table-cell table:style-name="ce18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18" office:value-type="string">
            <text:p>-</text:p>
          </table:table-cell>
          <table:table-cell table:style-name="ce23" office:value-type="float" office:value="2015">
            <text:p>2015</text:p>
          </table:table-cell>
          <table:table-cell table:style-name="ce24" office:value-type="string">
            <text:p>-</text:p>
          </table:table-cell>
          <table:table-cell table:style-name="ce31" office:value-type="string">
            <text:p>Rencontres du Labex Dynamite 2015</text:p>
          </table:table-cell>
          <table:table-cell table:style-name="ce18" office:value-type="string">
            <text:p>Paris, France</text:p>
          </table:table-cell>
          <table:table-cell table:style-name="ce26" office:value-type="date" office:date-value="2015-05-26">
            <text:p>26/05/2015</text:p>
          </table:table-cell>
          <table:table-cell table:style-name="ce18" office:value-type="string">
            <text:p>-</text:p>
          </table:table-cell>
          <table:table-cell table:style-name="ce28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30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17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0:Conferences.AMJ28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11/05/2017</text:date>, <text:time>15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05-11T15:29:46</dc:date>
    <dc:creator>Juste Raimbault</dc:creator>
    <meta:editing-duration>PT6H49M13S</meta:editing-duration>
    <meta:editing-cycles>42</meta:editing-cycles>
    <meta:generator>OpenOffice/4.1.1$Unix OpenOffice.org_project/411m6$Build-9775</meta:generator>
    <meta:document-statistic meta:table-count="5" meta:cell-count="368" meta:object-count="0"/>
    <meta:user-defined meta:name=""/>
  </office:meta>
</office:document-meta>
</file>